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17-06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15-07-2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13-06-18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12-06-27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11-06-28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10-07-0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09-06-24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08-07-01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07-06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06-06-21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807119114901</text:p>
          </table:table-cell>
          <table:table-cell office:value-type="string" calcext:value-type="string">
            <text:p>200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